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FA100002E4100001477DA4DCEB5B793E85E.svg" manifest:media-type="image/svg+xml"/>
  <manifest:file-entry manifest:full-path="Pictures/1000020100000235000000B948BBC06E49D54737.png" manifest:media-type="image/png"/>
  <manifest:file-entry manifest:full-path="Pictures/10001E1B00003A680000131FAD21759A9A6BD3E8.svg" manifest:media-type="image/svg+xml"/>
  <manifest:file-entry manifest:full-path="Pictures/10000201000002640000013E2953307C478D34B9.png" manifest:media-type="image/png"/>
  <manifest:file-entry manifest:full-path="Pictures/10000201000001C7000001805F9B71F5E6598DCE.png" manifest:media-type="image/png"/>
  <manifest:file-entry manifest:full-path="Pictures/10003D8D00002EFB000027B0C9922EB6816262B4.svg" manifest:media-type="image/svg+xml"/>
  <manifest:file-entry manifest:full-path="Pictures/100052E900003F47000020DEAAFF8DBA5A06B605.svg" manifest:media-type="image/svg+xml"/>
  <manifest:file-entry manifest:full-path="Pictures/10000201000001C70000010C74A17B68C1738C0C.png" manifest:media-type="image/png"/>
  <manifest:file-entry manifest:full-path="Pictures/10000201000001C0000000C69A9B296BA466695C.png" manifest:media-type="image/png"/>
  <manifest:file-entry manifest:full-path="Pictures/1000290300002EFB00001BB359A79EA7A98B0F3F.svg" manifest:media-type="image/svg+xml"/>
  <manifest:file-entry manifest:full-path="Pictures/100016560000240A00001899912BB2709E012429.svg" manifest:media-type="image/svg+xml"/>
  <manifest:file-entry manifest:full-path="Pictures/100002010000015D000000EEF847180B8532C9DD.png" manifest:media-type="image/png"/>
  <manifest:file-entry manifest:full-path="Pictures/1000175A0000240A0000189977E2229E0790DE11.svg" manifest:media-type="image/svg+xml"/>
  <manifest:file-entry manifest:full-path="Pictures/1000020100000157000000FD350C15358E270228.png" manifest:media-type="image/png"/>
  <manifest:file-entry manifest:full-path="Pictures/100002010000015D000000EEB4E831AC4D25C609.png" manifest:media-type="image/png"/>
  <manifest:file-entry manifest:full-path="Pictures/10001FAE0000236800001A26FEBC58910DCCF7B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1c1c1c" draw:marker-start-width="0.252cm" draw:marker-end-width="0.252cm" draw:fill-color="#666666" draw:textarea-horizontal-align="justify" draw:textarea-vertical-align="middle" draw:auto-grow-height="false" fo:min-height="0.766cm" fo:min-width="1.612cm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85cm" fo:min-width="1.33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85cm" fo:min-width="1.62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bottom" draw:auto-grow-height="false" fo:min-height="14.355cm" fo:min-width="7.75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37cm" fo:min-width="1.92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bottom" draw:auto-grow-height="false" fo:min-height="14.303cm" fo:min-width="7.70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85cm" fo:min-width="1.873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end"/>
      <style:text-properties fo:font-weight="bold"/>
    </style:style>
    <style:style style:name="P8" style:family="paragraph">
      <loext:graphic-properties draw:fill-color="#ffffff"/>
      <style:paragraph-properties fo:text-align="end"/>
      <style:text-properties fo:font-weight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25cm" svg:height="6.296cm" svg:x="1.681cm" svg:y="1.254cm">
          <draw:image xlink:href="Pictures/100016560000240A00001899912BB2709E012429.svg" xlink:type="simple" xlink:show="embed" xlink:actuate="onLoad">
            <text:p/>
          </draw:image>
          <draw:image xlink:href="Pictures/100002010000015D000000EEF847180B8532C9DD.png" xlink:type="simple" xlink:show="embed" xlink:actuate="onLoad"/>
        </draw:frame>
        <draw:frame draw:style-name="gr1" draw:text-style-name="P1" draw:layer="layout" svg:width="9.225cm" svg:height="6.296cm" svg:x="9.682cm" svg:y="8.42cm">
          <draw:image xlink:href="Pictures/1000175A0000240A0000189977E2229E0790DE11.svg" xlink:type="simple" xlink:show="embed" xlink:actuate="onLoad">
            <text:p/>
          </draw:image>
          <draw:image xlink:href="Pictures/100002010000015D000000EEB4E831AC4D25C609.png" xlink:type="simple" xlink:show="embed" xlink:actuate="onLoad"/>
        </draw:frame>
        <draw:custom-shape draw:style-name="gr2" draw:text-style-name="P2" draw:layer="layout" svg:width="2.413cm" svg:height="2.032cm" draw:transform="rotate (-0.764279679448318) translate (10.167cm 7.8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063cm" svg:height="6.693cm" svg:x="1.635cm" svg:y="15.897cm">
          <draw:image xlink:href="Pictures/10001FAE0000236800001A26FEBC58910DCCF7BB.svg" xlink:type="simple" xlink:show="embed" xlink:actuate="onLoad">
            <text:p/>
          </draw:image>
          <draw:image xlink:href="Pictures/1000020100000157000000FD350C15358E270228.png" xlink:type="simple" xlink:show="embed" xlink:actuate="onLoad"/>
        </draw:frame>
        <draw:frame draw:style-name="gr1" draw:text-style-name="P1" draw:layer="layout" svg:width="12.026cm" svg:height="7.09cm" svg:x="8.747cm" svg:y="19.796cm">
          <draw:image xlink:href="Pictures/1000290300002EFB00001BB359A79EA7A98B0F3F.svg" xlink:type="simple" xlink:show="embed" xlink:actuate="onLoad">
            <text:p/>
          </draw:image>
          <draw:image xlink:href="Pictures/10000201000001C70000010C74A17B68C1738C0C.png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12.026cm" svg:height="10.159cm" svg:x="1.508cm" svg:y="1.889cm">
          <draw:image xlink:href="Pictures/10003D8D00002EFB000027B0C9922EB6816262B4.svg" xlink:type="simple" xlink:show="embed" xlink:actuate="onLoad">
            <text:p/>
          </draw:image>
          <draw:image xlink:href="Pictures/10000201000001C7000001805F9B71F5E6598DCE.png" xlink:type="simple" xlink:show="embed" xlink:actuate="onLoad"/>
        </draw:frame>
        <draw:frame draw:style-name="gr1" draw:text-style-name="P1" draw:layer="layout" svg:width="16.198cm" svg:height="8.413cm" svg:x="3.159cm" svg:y="12.684cm">
          <draw:image xlink:href="Pictures/100052E900003F47000020DEAAFF8DBA5A06B605.svg" xlink:type="simple" xlink:show="embed" xlink:actuate="onLoad">
            <text:p/>
          </draw:image>
          <draw:image xlink:href="Pictures/10000201000002640000013E2953307C478D34B9.png" xlink:type="simple" xlink:show="embed" xlink:actuate="onLoad"/>
        </draw:frame>
        <draw:frame draw:style-name="gr1" draw:text-style-name="P1" draw:layer="layout" svg:width="14.951cm" svg:height="4.894cm" svg:x="3.194cm" svg:y="22.463cm">
          <draw:image xlink:href="Pictures/10001E1B00003A680000131FAD21759A9A6BD3E8.svg" xlink:type="simple" xlink:show="embed" xlink:actuate="onLoad">
            <text:p/>
          </draw:image>
          <draw:image xlink:href="Pictures/1000020100000235000000B948BBC06E49D54737.png" xlink:type="simple" xlink:show="embed" xlink:actuate="onLoad"/>
        </draw:frame>
      </draw:page>
      <draw:page draw:name="page3" draw:style-name="dp1" draw:master-page-name="Default">
        <draw:frame draw:style-name="gr1" draw:text-style-name="P1" draw:layer="layout" svg:width="14.951cm" svg:height="4.894cm" svg:x="3.417cm" svg:y="11.573cm">
          <draw:image xlink:href="Pictures/10001E1B00003A680000131FAD21759A9A6BD3E8.svg" xlink:type="simple" xlink:show="embed" xlink:actuate="onLoad">
            <text:p/>
          </draw:image>
          <draw:image xlink:href="Pictures/1000020100000235000000B948BBC06E49D54737.png" xlink:type="simple" xlink:show="embed" xlink:actuate="onLoad"/>
        </draw:frame>
      </draw:page>
      <draw:page draw:name="page4" draw:style-name="dp1" draw:master-page-name="Default">
        <draw:custom-shape draw:style-name="gr3" draw:text-style-name="P4" xml:id="id3" draw:id="id3" draw:layer="layout" svg:width="2.667cm" svg:height="2.667cm" svg:x="2.397cm" svg:y="4.683cm">
          <text:p text:style-name="P3">No</text:p>
          <text:p text:style-name="P3">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667cm" svg:height="2.667cm" svg:x="9.636cm" svg:y="4.683cm">
          <text:p text:style-name="P3">Has</text:p>
          <text:p text:style-name="P3">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3.078cm" svg:height="2.667cm" svg:x="1.097cm" svg:y="10.483cm">
          <text:p text:style-name="P3">Out of</text:p>
          <text:p text:style-name="P3">Gumbal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667cm" svg:height="2.667cm" svg:x="9.636cm" svg:y="10.483cm">
          <text:p text:style-name="P3">Sold</text:p>
          <text:p text:style-name="P3">Gumb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4.175cm" svg:y1="11.817cm" svg:x2="9.636cm" svg:y2="11.816cm" draw:start-shape="id1" draw:start-glue-point="10" draw:end-shape="id2" svg:d="M4175 11817h2731v-1h2730" svg:viewBox="0 0 5462 2">
          <text:p text:style-name="P1"/>
          <text:p text:style-name="P1"><text:span text:style-name="T1"/></text:p>
          <text:p text:style-name="P1"><text:span text:style-name="T1">[gumba</text:span><text:span text:style-name="T1">lls = 0]</text:span></text:p>
          <text:p text:style-name="P1"><text:span text:style-name="T1">dispen</text:span><text:span text:style-name="T1">se()</text:span></text:p>
        </draw:connector>
        <draw:connector draw:style-name="gr5" draw:text-style-name="P6" draw:layer="layout" draw:line-skew="0cm 0.212cm" svg:x1="2.397cm" svg:y1="6.017cm" svg:x2="10.97cm" svg:y2="10.483cm" draw:start-shape="id3" draw:start-glue-point="6" draw:end-shape="id2" draw:end-glue-point="4" svg:d="M2397 6017h-528v3111h9101v1355" svg:viewBox="0 0 9102 4467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[gumba</text:span><text:span text:style-name="T1">lls &gt; 0] </text:span><text:span text:style-name="T1">dispen</text:span><text:span text:style-name="T1">se()</text:span></text:p>
        </draw:connector>
        <draw:connector draw:style-name="gr5" draw:text-style-name="P6" draw:layer="layout" draw:line-skew="0.388cm" svg:x1="3.731cm" svg:y1="7.35cm" svg:x2="10.97cm" svg:y2="7.35cm" draw:start-shape="id3" draw:start-glue-point="8" draw:end-shape="id4" draw:end-glue-point="8" svg:d="M3731 7350v915h7239v-915" svg:viewBox="0 0 7240 916">
          <text:p text:style-name="P1"><text:span text:style-name="T1">Ejects </text:span><text:span text:style-name="T1">quarter</text:span></text:p>
        </draw:connector>
        <draw:connector draw:style-name="gr6" draw:text-style-name="P6" draw:layer="layout" draw:line-skew="-0.641cm" svg:x1="3.731cm" svg:y1="4.683cm" svg:x2="10.97cm" svg:y2="4.683cm" draw:start-shape="id3" draw:start-glue-point="4" draw:end-shape="id4" draw:end-glue-point="4" svg:d="M3731 4683v-1169h7239v1169" svg:viewBox="0 0 7240 1170">
          <text:p text:style-name="P1"><text:span text:style-name="T1">Inserts </text:span><text:span text:style-name="T1">quarter</text:span></text:p>
        </draw:connector>
        <draw:connector draw:style-name="gr5" draw:text-style-name="P6" draw:layer="layout" draw:line-skew="0.515cm" svg:x1="12.303cm" svg:y1="6.017cm" svg:x2="12.303cm" svg:y2="11.817cm" draw:start-shape="id4" draw:start-glue-point="10" draw:end-shape="id2" draw:end-glue-point="10" svg:d="M12303 6017h1042v5800h-1042" svg:viewBox="0 0 1043 5801">
          <text:p text:style-name="P1"><text:span text:style-name="T1"><text:s text:c="13"/></text:span><text:span text:style-name="T1"><text:s text:c="9"/></text:span><text:span text:style-name="T1">Turns <text:s text:c="3"/></text:span><text:span text:style-name="T1"><text:s/></text:span></text:p>
          <text:p text:style-name="P1"><text:span text:style-name="T1"><text:s text:c="13"/></text:span><text:span text:style-name="T1"><text:s text:c="4"/></text:span><text:span text:style-name="T1">crank</text:span></text:p>
        </draw:connector>
      </draw:page>
      <draw:page draw:name="page5" draw:style-name="dp1" draw:master-page-name="Default">
        <draw:frame draw:style-name="gr1" draw:text-style-name="P1" draw:layer="layout" svg:width="11.84cm" svg:height="5.238cm" svg:x="4.973cm" svg:y="11.401cm">
          <draw:image xlink:href="Pictures/10001FA100002E4100001477DA4DCEB5B793E85E.svg" xlink:type="simple" xlink:show="embed" xlink:actuate="onLoad">
            <text:p/>
          </draw:image>
          <draw:image xlink:href="Pictures/10000201000001C0000000C69A9B296BA466695C.png" xlink:type="simple" xlink:show="embed" xlink:actuate="onLoad"/>
        </draw:frame>
      </draw:page>
      <draw:page draw:name="page6" draw:style-name="dp1" draw:master-page-name="Default">
        <draw:custom-shape draw:style-name="gr7" draw:text-style-name="P8" draw:layer="layout" svg:width="8.255cm" svg:height="14.605cm" svg:x="10.398cm" svg:y="3.159cm">
          <text:p text:style-name="P7">States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429cm" svg:height="2.667cm" svg:x="2.778cm" svg:y="9.001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429cm" svg:height="2.667cm" svg:x="12.811cm" svg:y="3.802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429cm" svg:height="2.667cm" svg:x="12.811cm" svg:y="7.302cm">
          <text:p text:style-name="P1">Has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429cm" svg:height="2.667cm" svg:x="12.811cm" svg:y="10.902cm">
          <text:p text:style-name="P1">S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429cm" svg:height="2.667cm" svg:x="12.811cm" svg:y="14.402cm">
          <text:p text:style-name="P1">Sold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9" draw:text-style-name="P8" draw:layer="layout" svg:width="8.255cm" svg:height="14.605cm" svg:x="10.398cm" svg:y="3.159cm">
          <text:p text:style-name="P7">States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3.429cm" svg:height="2.667cm" svg:x="2.778cm" svg:y="9.001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29cm" svg:height="2.667cm" svg:x="12.811cm" svg:y="3.802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6" draw:id="id6" draw:layer="layout" svg:width="3.429cm" svg:height="2.667cm" svg:x="12.811cm" svg:y="7.302cm">
          <text:p text:style-name="P1">Has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29cm" svg:height="2.667cm" svg:x="12.811cm" svg:y="10.902cm">
          <text:p text:style-name="P1">S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29cm" svg:height="2.667cm" svg:x="12.811cm" svg:y="14.402cm">
          <text:p text:style-name="P1">Sold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6.207cm" svg:y1="10.335cm" svg:x2="12.811cm" svg:y2="8.635cm" draw:start-shape="id5" draw:start-glue-point="10" draw:end-shape="id6" svg:d="M6207 10335l6604-1700" svg:viewBox="0 0 6605 1701">
          <text:p text:style-name="P1"/>
        </draw:connector>
        <draw:frame draw:style-name="gr12" draw:text-style-name="P11" draw:layer="layout" svg:width="4.499cm" svg:height="1.673cm" draw:transform="rotate (0.269129770657526) translate (5.934cm 10.233cm)">
          <draw:text-box>
            <text:p text:style-name="P10">current state</text:p>
          </draw:text-box>
        </draw:frame>
      </draw:page>
      <draw:page draw:name="page8" draw:style-name="dp1" draw:master-page-name="Default">
        <draw:custom-shape draw:style-name="gr9" draw:text-style-name="P8" draw:layer="layout" svg:width="8.255cm" svg:height="14.605cm" svg:x="10.398cm" svg:y="3.159cm">
          <text:p text:style-name="P7">States</text:p>
          <draw:enhanced-geometry svg:viewBox="0 0 21600 21600" draw:type="rectangle" draw:enhanced-path="M 0 0 L 21600 0 21600 21600 0 21600 0 0 Z N"/>
        </draw:custom-shape>
        <draw:custom-shape draw:style-name="gr10" draw:text-style-name="P9" xml:id="id7" draw:id="id7" draw:layer="layout" svg:width="3.429cm" svg:height="2.667cm" svg:x="2.778cm" svg:y="9.001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29cm" svg:height="2.667cm" svg:x="12.811cm" svg:y="3.802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8" draw:id="id8" draw:layer="layout" svg:width="3.429cm" svg:height="2.667cm" svg:x="12.811cm" svg:y="7.302cm">
          <text:p text:style-name="P1">Has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29cm" svg:height="2.667cm" svg:x="12.811cm" svg:y="10.902cm">
          <text:p text:style-name="P1">S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29cm" svg:height="2.667cm" svg:x="12.811cm" svg:y="14.402cm">
          <text:p text:style-name="P1">Sold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6.207cm" svg:y1="10.335cm" svg:x2="12.811cm" svg:y2="8.635cm" draw:start-shape="id7" draw:start-glue-point="10" draw:end-shape="id8" svg:d="M6207 10335l6604-1700" svg:viewBox="0 0 6605 1701">
          <text:p/>
        </draw:connector>
        <draw:frame draw:style-name="gr12" draw:text-style-name="P11" draw:layer="layout" svg:width="4.499cm" svg:height="1.673cm" draw:transform="rotate (0.269129770657526) translate (5.934cm 10.233cm)">
          <draw:text-box>
            <text:p text:style-name="P10">current state</text:p>
          </draw:text-box>
        </draw:frame>
        <draw:frame draw:style-name="gr12" draw:text-style-name="P11" draw:layer="layout" svg:width="4.499cm" svg:height="1.673cm" draw:transform="rotate (0.269129770657526) translate (6.632cm 9.054cm)">
          <draw:text-box>
            <text:p text:style-name="P10">turnCrank()</text:p>
          </draw:text-box>
        </draw:frame>
        <draw:connector draw:style-name="gr13" draw:text-style-name="P5" draw:layer="layout" draw:type="line" svg:x1="-2.508cm" svg:y1="10.343cm" svg:x2="2.778cm" svg:y2="10.334cm" draw:end-shape="id7" svg:d="M-2508 10343l5286-9" svg:viewBox="0 0 5287 10">
          <text:p text:style-name="P1"><text:span text:style-name="T1">turnCra</text:span><text:span text:style-name="T1">nk() </text:span></text:p>
          <text:p text:style-name="P1"/>
        </draw:connector>
      </draw:page>
      <draw:page draw:name="page9" draw:style-name="dp1" draw:master-page-name="Default">
        <draw:custom-shape draw:style-name="gr9" draw:text-style-name="P8" draw:layer="layout" svg:width="8.255cm" svg:height="14.605cm" svg:x="10.411cm" svg:y="3.159cm">
          <text:p text:style-name="P7">States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3.429cm" svg:height="2.667cm" svg:x="2.791cm" svg:y="9.001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29cm" svg:height="2.667cm" svg:x="12.824cm" svg:y="3.802cm">
          <text:p text:style-name="P1">Gumball</text:p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29cm" svg:height="2.667cm" svg:x="12.824cm" svg:y="7.302cm">
          <text:p text:style-name="P1">HasQua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3.429cm" svg:height="2.667cm" svg:x="12.824cm" svg:y="10.902cm">
          <text:p text:style-name="P1">S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429cm" svg:height="2.667cm" svg:x="12.824cm" svg:y="14.402cm">
          <text:p text:style-name="P1">Sold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line" svg:x1="6.22cm" svg:y1="10.335cm" svg:x2="12.824cm" svg:y2="12.236cm" draw:start-shape="id9" draw:start-glue-point="10" draw:end-shape="id10" draw:end-glue-point="6" svg:d="M6220 10335l6604 1901" svg:viewBox="0 0 6605 1902">
          <text:p/>
        </draw:connector>
        <draw:frame draw:style-name="gr12" draw:text-style-name="P11" draw:layer="layout" svg:width="4.499cm" svg:height="1.673cm" draw:transform="rotate (-0.321664181142556) translate (6.228cm 10.182cm)">
          <draw:text-box>
            <text:p text:style-name="P10">current state</text:p>
          </draw:text-box>
        </draw:frame>
        <draw:frame draw:style-name="gr12" draw:text-style-name="P11" draw:layer="layout" svg:width="4.499cm" svg:height="1.673cm" draw:transform="rotate (-0.321664181142556) translate (7.463cm 9.591cm)">
          <draw:text-box>
            <text:p text:style-name="P10">dispense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07:56:14.793391267</meta:creation-date>
    <dc:date>2018-10-22T15:04:33.169666682</dc:date>
    <meta:editing-duration>PT6H46M55S</meta:editing-duration>
    <meta:editing-cycles>2</meta:editing-cycles>
    <meta:generator>LibreOffice/6.0.6.2$Linux_X86_64 LibreOffice_project/00m0$Build-2</meta:generator>
    <meta:document-statistic meta:object-count="52"/>
  </office:meta>
</office:document-meta>
</file>